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Helvetica Neue" svg:font-family="'Helvetica Neue'" style:font-family-generic="system"/>
    <style:font-face style:name="OpenSymbol" svg:font-family="OpenSymbol" style:font-family-generic="system"/>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ndale Sans UI" svg:font-family="'Andale Sans UI'" style:font-family-generic="system" style:font-pitch="variable"/>
  </office:font-face-decls>
  <office:automatic-styles>
    <style:style style:name="P1"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2" style:family="paragraph" style:parent-style-name="Standard">
      <style:paragraph-properties fo:text-align="center" style:justify-single-word="false"/>
    </style:style>
    <style:style style:name="P3" style:family="paragraph" style:parent-style-name="Standard">
      <style:paragraph-properties fo:line-height="150%"/>
    </style:style>
    <style:style style:name="P4" style:family="paragraph" style:parent-style-name="Standard" style:master-page-name="MP0">
      <style:paragraph-properties fo:text-align="center" style:justify-single-word="false" style:page-number="auto" fo:break-before="page"/>
    </style:style>
    <style:style style:name="P5" style:family="paragraph" style:parent-style-name="Standard">
      <style:paragraph-properties fo:line-height="150%"/>
    </style:style>
    <style:style style:name="P6" style:family="paragraph" style:parent-style-name="Standard" style:list-style-name="L1">
      <style:paragraph-properties fo:line-height="150%"/>
    </style:style>
    <style:style style:name="P7" style:family="paragraph" style:parent-style-name="Standard" style:list-style-name="L3">
      <style:paragraph-properties fo:line-height="150%"/>
    </style:style>
    <style:style style:name="T1" style:family="text">
      <style:text-properties fo:font-style="italic" style:font-style-asian="italic" style:font-style-complex="italic"/>
    </style:style>
    <style:style style:name="T2" style:family="text">
      <style:text-properties fo:color="#4078c0" style:font-name="Helvetica Neue"/>
    </style:style>
    <text:list-style style:name="L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2.515cm" fo:text-indent="-0.635cm" fo:margin-left="2.51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cm" fo:text-indent="-0.635cm" fo:margin-left="3.1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85cm" fo:text-indent="-0.635cm" fo:margin-left="3.78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cm" fo:text-indent="-0.635cm" fo:margin-left="4.4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55cm" fo:text-indent="-0.635cm" fo:margin-left="5.05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cm" fo:text-indent="-0.635cm" fo:margin-left="5.69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25cm" fo:text-indent="-0.635cm" fo:margin-left="6.32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cm" fo:text-indent="-0.635cm" fo:margin-left="6.9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595cm" fo:text-indent="-0.635cm" fo:margin-left="7.59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cm" fo:text-indent="-0.635cm" fo:margin-left="8.23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P1">Équipe 01</text:p>
      <text:p text:style-name="P2"/>
      <text:p text:style-name="P2">Maxime Charron MACHA762 111038084</text:p>
      <text:p text:style-name="P2">Pascal Dumoulin PADUM60 910010588</text:p>
      <text:p text:style-name="P2">Antoine Lefrançois ANLEF67 111 043 697</text:p>
      <text:p text:style-name="P2">Jean-Sébastien Roy JSROY19 903188158</text:p>
      <text:p text:style-name="P2">Martin Savoie MASAV205 906156285</text:p>
      <text:p text:style-name="P2"/>
      <text:p text:style-name="Standard">Comment lancer l'application:</text:p>
      <text:p text:style-name="Standard"/>
      <text:p text:style-name="P3">Si <text:span text:style-name="Default_20_Paragraph_20_Font"><text:span text:style-name="T1">node </text:span></text:span>et <text:span text:style-name="Default_20_Paragraph_20_Font"><text:span text:style-name="T1">npm</text:span></text:span> sont déjà installés vous pouvez vous rendre au point 4.</text:p>
      <text:p text:style-name="P3">Si vous avez installé <text:span text:style-name="Default_20_Paragraph_20_Font"><text:span text:style-name="T1">node</text:span></text:span> ou <text:span text:style-name="Default_20_Paragraph_20_Font"><text:span text:style-name="T1">npm</text:span></text:span> en <text:span text:style-name="Default_20_Paragraph_20_Font"><text:span text:style-name="T1">root</text:span></text:span> ne pas oublier de faire les commandes avec <text:span text:style-name="Default_20_Paragraph_20_Font"><text:span text:style-name="T1">sudo.</text:span></text:span></text:p>
      <text:list xml:id="list8644786775803330924" text:style-name="L1">
        <text:list-item>
          <text:p text:style-name="P6">Installer Node selon votre système d'exploitation</text:p>
          <text:list>
            <text:list-item>
              <text:p text:style-name="P6">Sur Windows: <text:a xlink:type="simple" xlink:href="http://nodejs.org/download/" office:target-frame-name="_top" xlink:show="replace" text:style-name="Internet_20_link" text:visited-style-name="Visited_20_Internet_20_Link"><text:span text:style-name="Default_20_Paragraph_20_Font"><text:span text:style-name="T2">http://nodejs.org/download/</text:span></text:span></text:a></text:p>
            </text:list-item>
            <text:list-item>
              <text:p text:style-name="P6">Sur Mac: <text:a xlink:type="simple" xlink:href="http://nodejs.org/download/" office:target-frame-name="_top" xlink:show="replace" text:style-name="Internet_20_link" text:visited-style-name="Visited_20_Internet_20_Link"><text:span text:style-name="Default_20_Paragraph_20_Font"><text:span text:style-name="T2">http://nodejs.org/download/</text:span></text:span></text:a></text:p>
            </text:list-item>
            <text:list-item>
              <text:p text:style-name="P6">Sur Unbuntu 14.04: <text:span text:style-name="Default_20_Paragraph_20_Font"><text:span text:style-name="T1">sudo apt-get update, sudo apt-get install nodejs, sudo apt-get install npm</text:span></text:span></text:p>
            </text:list-item>
          </text:list>
        </text:list-item>
        <text:list-item>
          <text:p text:style-name="P6">Vérifier que <text:span text:style-name="Default_20_Paragraph_20_Font"><text:span text:style-name="T1">node</text:span></text:span> est correctement installé: <text:span text:style-name="Default_20_Paragraph_20_Font"><text:span text:style-name="T1">node -v</text:span></text:span></text:p>
        </text:list-item>
        <text:list-item>
          <text:p text:style-name="P6">Vérifier que <text:span text:style-name="Default_20_Paragraph_20_Font"><text:span text:style-name="T1">npm</text:span></text:span> est correctement installé: <text:span text:style-name="Default_20_Paragraph_20_Font"><text:span text:style-name="T1">npm -v</text:span></text:span></text:p>
        </text:list-item>
        <text:list-item>
          <text:p text:style-name="P6">Installer les libraries <text:span text:style-name="Default_20_Paragraph_20_Font"><text:span text:style-name="T1">node</text:span></text:span> via la commande suivante dans répertoire du projet: <text:span text:style-name="Default_20_Paragraph_20_Font"><text:span text:style-name="T1">npm install</text:span></text:span></text:p>
        </text:list-item>
        <text:list-item>
          <text:p text:style-name="P6">Pour lancer l'application, ouvrir un terminal dans le répertoire racine du projet. Écrire ensuite: <text:span text:style-name="Default_20_Paragraph_20_Font"><text:span text:style-name="T1">npm start</text:span></text:span></text:p>
        </text:list-item>
        <text:list-item>
          <text:p text:style-name="P6"><text:span text:style-name="Default_20_Paragraph_20_Font"><text:span text:style-name="T1">Ouvrir chrome et éc</text:span></text:span><text:span text:style-name="Default_20_Paragraph_20_Font"><text:span text:style-name="T1">rire: l</text:span></text:span><text:span text:style-name="Default_20_Paragraph_20_Font"><text:span text:style-name="T1">ocalhost:8080</text:span></text:span></text:p>
        </text:list-item>
      </text:list>
      <text:p text:style-name="P3">Pour éviter d'avoir plusieurs erreurs dans la console, vous allez devoir installer le plugin du ChromeCast. Cet aspect à déjà été soulevé aux enseignants qui nous ont dit que vous n'alliez pas tenir compte des erreurs générées par l'<text:span text:style-name="Default_20_Paragraph_20_Font"><text:span text:style-name="T1">AP</text:span></text:span><text:span text:style-name="Default_20_Paragraph_20_Font"><text:span text:style-name="T1">I</text:span></text:span> de <text:span text:style-name="Default_20_Paragraph_20_Font"><text:span text:style-name="T1">Youtube</text:span></text:span>.</text:p>
      <text:p text:style-name="P3"/>
      <text:p text:style-name="P3">Il est important de préciser que nous utilisons une version custom de l’API fourni par les professeurs tel que convenu avec ceux-ci. Cette version est hosté sur heroku à l’adresse umovie-team01.herokuapp.com. Notre API est monitoré par un NewRelic qui nous avertit s’il y a des pannes. S’il y en a une, nous la réglerons dans les plus brefs délais. De plus, afin de ne pas entrer en conflit avec votre correction, nous nous sommes créé un environnement de développement pour notre API. Nous vous assurons ainsi d’avoir une version fixe qui ne changera pas tant que la correction ne sera pas terminée. S’il y a des problèmes avec l’API, vous êtes invités à nous contacter. Maxime Charron est celui qui s’occupe de la gestion du nouvel API. </text:p>
      <text:p text:style-name="P3"/>
      <text:p text:style-name="P3"><text:soft-page-break/>Vous pouvez accéder à l'application à l'adresse suivante: <text:line-break/><text:tab/><text:a xlink:type="simple" xlink:href="http://umovie-team01-client.herokuapp.com/" text:style-name="Internet_20_link" text:visited-style-name="Visited_20_Internet_20_Link">http://umovie-team01-client.herokuapp.com/</text:a></text:p>
      <text:p text:style-name="P3"/>
      <text:p text:style-name="P3">Voici donc les fonctionnalités ou éléments supplémentaires que nous avons implémentés:</text:p>
      <text:p text:style-name="P3"/>
      <text:list xml:id="list6535726567084701041" text:style-name="L3">
        <text:list-item>
          <text:p text:style-name="P7">L'autocomplétion disponible dans la barre de menu sur l'icône de loupe. Ce sont des appels qui sont faits à l'API d'Itunes pour permettre de faire l'autocomplétion.</text:p>
        </text:list-item>
        <text:list-item>
          <text:p text:style-name="P7">Authentification via Google et Facebook. </text:p>
        </text:list-item>
        <text:list-item>
          <text:p text:style-name="P7">Ajout de commentaire sur les ''Movies'' ainsi que les ''Tv-shows''</text:p>
        </text:list-item>
        <text:list-item>
          <text:p text:style-name="P7">Nous avons implémenté un concept de ''Progessive loading'' dans les pages de ''Movies'' ainsi que ''Tv-Shows''. Vous pourrez le tester lorsque vous défilez vers le bas les pages mentionnées plus tôt.</text:p>
        </text:list-item>
        <text:list-item>
          <text:p text:style-name="P7">Nous avons ajouté la gestion des images avec Gravatar ainsi que les photos fournies par les api de Facebook ou google lorsque la connexion est effectuée par ceux-ci.</text:p>
        </text:list-item>
        <text:list-item>
          <text:p text:style-name="P7">Nous avons implémenté une fonctionnalité permettant d'afficher les films similaires dans les pages de ''Movies'' et ''Tv-shows''.</text:p>
        </text:list-item>
        <text:list-item>
          <text:p text:style-name="P7">Dans la page d'accueil, nous avons implémenté une gestion des films les plus populaires selon ''The movie databse''.</text:p>
        </text:list-item>
        <text:list-item>
          <text:p text:style-name="P7">La biographie d'un acteur est extraite de ''The movie database''.</text:p>
        </text:list-item>
        <text:list-item>
          <text:p text:style-name="P7">L'API a été augmenté pour permettre l'implémentation des fonctionnalités supplémentaires.</text:p>
        </text:list-item>
        <text:list-item>
          <text:p text:style-name="P7">Nous avons au final 5 ''API Keys'' qui nous permettent d'effectuer toutes ses fonctionnalités: Youtube, Itunes(professeur), Facebook, Google, TMDB</text:p>
        </text:list-item>
      </text:list>
      <text:p text:style-name="P3"/>
      <text:p text:style-name="P3">Je ne listerais pas les chemins pour voir toutes les fonctionnalités, car l'application est à notre avis très conviviale. Le seul élément qui est moins accessible est la ''Watchlist''. Vous pourrez la retrouver en haut à droite en cliquant sur votre nom.</text:p>
      <text:p text:style-name="P3"/>
      <text:p text:style-name="P3">Je tiens aussi à dire que nous regrettons d'avoir utilisé une librairie pour le carrousel. Au final, cela nous a causé plus de problèmes. Nous aurions dû le programmer nous-mêm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Helvetica Neue" svg:font-family="'Helvetica Neue'" style:font-family-generic="system"/>
    <style:font-face style:name="OpenSymbol" svg:font-family="OpenSymbol" style:font-family-generic="system"/>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ndale Sans UI" svg:font-family="'Andale Sans UI'"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de" fo:country="DE" fo:font-style="normal" style:text-underline-style="none" fo:font-weight="normal" style:letter-kerning="true" style:font-size-asian="12pt" style:language-asian="ja" style:country-asian="JP" style:font-style-asian="normal" style:font-weight-asian="normal" style:font-size-complex="12pt" style:language-complex="fa" style:country-complex="IR"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5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de" fo:country="DE" fo:font-style="normal" style:text-underline-style="none" fo:font-weight="normal" style:letter-kerning="true" fo:background-color="transparent" style:font-name-asian="Andale Sans UI" style:font-size-asian="12pt" style:language-asian="ja" style:country-asian="JP" style:font-style-asian="normal" style:font-weight-asian="normal" style:font-name-complex="Tahoma" style:font-size-complex="12pt" style:language-complex="fa" style:country-complex="IR"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Default_20_Paragraph_20_Font" style:display-name="Default Paragraph Fon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WW_5f_CharLFO2LVL1" style:display-name="WW_CharLFO2LVL1" style:family="text">
      <style:text-properties style:font-name="OpenSymbol" style:font-name-asian="OpenSymbol" style:font-name-complex="OpenSymbol"/>
    </style:style>
    <style:style style:name="WW_5f_CharLFO2LVL2" style:display-name="WW_CharLFO2LVL2" style:family="text">
      <style:text-properties style:font-name="OpenSymbol" style:font-name-asian="OpenSymbol" style:font-name-complex="OpenSymbol"/>
    </style:style>
    <style:style style:name="WW_5f_CharLFO2LVL3" style:display-name="WW_CharLFO2LVL3" style:family="text">
      <style:text-properties style:font-name="OpenSymbol" style:font-name-asian="OpenSymbol" style:font-name-complex="OpenSymbol"/>
    </style:style>
    <style:style style:name="WW_5f_CharLFO2LVL4" style:display-name="WW_CharLFO2LVL4" style:family="text">
      <style:text-properties style:font-name="OpenSymbol" style:font-name-asian="OpenSymbol" style:font-name-complex="OpenSymbol"/>
    </style:style>
    <style:style style:name="WW_5f_CharLFO2LVL5" style:display-name="WW_CharLFO2LVL5" style:family="text">
      <style:text-properties style:font-name="OpenSymbol" style:font-name-asian="OpenSymbol" style:font-name-complex="OpenSymbol"/>
    </style:style>
    <style:style style:name="WW_5f_CharLFO2LVL6" style:display-name="WW_CharLFO2LVL6" style:family="text">
      <style:text-properties style:font-name="OpenSymbol" style:font-name-asian="OpenSymbol" style:font-name-complex="OpenSymbol"/>
    </style:style>
    <style:style style:name="WW_5f_CharLFO2LVL7" style:display-name="WW_CharLFO2LVL7" style:family="text">
      <style:text-properties style:font-name="OpenSymbol" style:font-name-asian="OpenSymbol" style:font-name-complex="OpenSymbol"/>
    </style:style>
    <style:style style:name="WW_5f_CharLFO2LVL8" style:display-name="WW_CharLFO2LVL8" style:family="text">
      <style:text-properties style:font-name="OpenSymbol" style:font-name-asian="OpenSymbol" style:font-name-complex="OpenSymbol"/>
    </style:style>
    <style:style style:name="WW_5f_CharLFO2LVL9" style:display-name="WW_CharLFO2LVL9"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Win32 OpenOffice.org_project/411m6$Build-9775</meta:generator>
    <dc:title/>
    <dc:creator>Martin Savoie</dc:creator>
    <meta:creation-date>2009-04-16T11:32:00Z</meta:creation-date>
    <dc:date>2015-12-13T11:57:09.99</dc:date>
    <meta:editing-cycles>10</meta:editing-cycles>
    <meta:editing-duration>PT1H20M55S</meta:editing-duration>
    <meta:document-statistic meta:table-count="0" meta:image-count="0" meta:object-count="0" meta:page-count="2" meta:paragraph-count="34" meta:word-count="589" meta:character-count="3756"/>
    <meta:user-defined meta:name="Info 1"/>
    <meta:user-defined meta:name="Info 2"/>
    <meta:user-defined meta:name="Info 3"/>
    <meta:user-defined meta:name="Info 4"/>
    <meta:template xlink:type="simple" xlink:actuate="onRequest" xlink:title="" xlink:href="Normal"/>
  </office:meta>
</office:document-meta>
</file>